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 ABCDEE+Calibri" svg:font-family="ABCDEE+Calibri" style:font-family-generic="roman" style:font-pitch="variable"/>
    <style:font-face style:name=" ABCDEE+Calibri,Bold" svg:font-family="'ABCDEE+Calibri,Bold'" style:font-family-generic="roman" style:font-pitch="variable"/>
    <style:font-face style:name=" ABCDEE+Cambria Math" svg:font-family="'ABCDEE+Cambria Math'" style:font-family-generic="roman" style:font-pitch="variable"/>
    <style:font-face style:name="ABCDEE+Calibri" svg:font-family="ABCDEE+Calibri" style:font-family-generic="roman" style:font-pitch="variable"/>
    <style:font-face style:name="ABCDEE+Calibri,Bold" svg:font-family="'ABCDEE+Calibri,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0e8a17" officeooo:paragraph-rsid="000e8a17" style:font-size-asian="21pt" style:font-weight-asian="bold" style:font-size-complex="24pt" style:font-weight-complex="bold"/>
    </style:style>
    <style:style style:name="P2" style:family="paragraph" style:parent-style-name="Standard">
      <style:paragraph-properties fo:text-align="start" style:justify-single-word="false"/>
      <style:text-properties fo:font-size="16pt" fo:font-weight="bold" officeooo:rsid="000e8a17" officeooo:paragraph-rsid="000e8a17" style:font-size-asian="14pt" style:font-weight-asian="bold" style:font-size-complex="16pt" style:font-weight-complex="bold"/>
    </style:style>
    <style:style style:name="P3" style:family="paragraph" style:parent-style-name="Standard" style:list-style-name="L1">
      <style:paragraph-properties fo:text-align="start" style:justify-single-word="false"/>
      <style:text-properties fo:font-size="16pt" fo:font-weight="normal" officeooo:rsid="000fa707" officeooo:paragraph-rsid="000fa707" style:font-size-asian="14pt" style:font-weight-asian="normal" style:font-size-complex="16pt" style:font-weight-complex="normal"/>
    </style:style>
    <style:style style:name="P4" style:family="paragraph" style:parent-style-name="Standard" style:list-style-name="L1">
      <style:paragraph-properties fo:text-align="start" style:justify-single-word="false"/>
      <style:text-properties fo:font-weight="normal" style:font-weight-asian="normal" style:font-weight-complex="normal"/>
    </style:style>
    <style:style style:name="P5" style:family="paragraph" style:parent-style-name="Standard" style:list-style-name="L1">
      <style:paragraph-properties fo:text-align="start" style:justify-single-word="false"/>
      <style:text-properties fo:font-weight="normal" officeooo:paragraph-rsid="000fa707" style:font-weight-asian="normal" style:font-weight-complex="normal"/>
    </style:style>
    <style:style style:name="T1" style:family="text">
      <style:text-properties style:font-name=" ABCDEE+Calibri" fo:font-size="12pt" style:font-size-asian="12pt"/>
    </style:style>
    <style:style style:name="T2" style:family="text">
      <style:text-properties style:font-name="ABCDEE+Calibri" fo:font-size="12pt" style:font-size-asian="12pt"/>
    </style:style>
    <style:style style:name="T3" style:family="text">
      <style:text-properties style:font-name=" ABCDEE+Cambria Math" fo:font-size="12pt" style:font-size-asian="12pt"/>
    </style:style>
    <style:style style:name="T4" style:family="text">
      <style:text-properties fo:color="#00b050" style:font-name=" ABCDEE+Cambria Math" fo:font-size="12pt" style:font-size-asian="12pt"/>
    </style:style>
    <style:style style:name="T5" style:family="text">
      <style:text-properties fo:color="#c9211e" style:font-name=" ABCDEE+Cambria Math" fo:font-size="12pt" style:font-size-asian="12pt"/>
    </style:style>
    <style:style style:name="T6" style:family="text">
      <style:text-properties fo:color="#000000" style:font-name=" ABCDEE+Cambria Math" fo:font-size="12pt" style:font-size-asian="12pt"/>
    </style:style>
    <style:style style:name="T7" style:family="text">
      <style:text-properties style:font-name="ABCDEE+Calibri,Bold" fo:font-size="12pt" style:font-size-asian="12pt"/>
    </style:style>
    <style:style style:name="T8" style:family="text">
      <style:text-properties style:font-name=" ABCDEE+Calibri,Bold" fo:font-size="12pt" style:font-size-asian="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atistics Worksheet-3</text:p>
      <text:p text:style-name="P2"/>
      <text:p text:style-name="P2"/>
      <text:p text:style-name="P2"/>
      <text:p text:style-name="P2"/>
      <text:list xml:id="list766066996" text:style-name="L1">
        <text:list-item>
          <text:p text:style-name="P3">B</text:p>
        </text:list-item>
        <text:list-item>
          <text:p text:style-name="P3">C</text:p>
        </text:list-item>
        <text:list-item>
          <text:p text:style-name="P3">A</text:p>
        </text:list-item>
        <text:list-item>
          <text:p text:style-name="P3">A</text:p>
        </text:list-item>
        <text:list-item>
          <text:p text:style-name="P3">A</text:p>
        </text:list-item>
        <text:list-item>
          <text:p text:style-name="P3">B</text:p>
        </text:list-item>
        <text:list-item>
          <text:p text:style-name="P3">B</text:p>
        </text:list-item>
        <text:list-item>
          <text:p text:style-name="P3">D</text:p>
        </text:list-item>
        <text:list-item>
          <text:p text:style-name="P3">C</text:p>
        </text:list-item>
        <text:list-item>
          <text:p text:style-name="P3"><text:span text:style-name="T1">The Bayes’ theorem (also known as the Bayes’ rule) is a mathematical formula used to determine the conditional probability of events. Essentially, the Bayes’ theorem describes </text:span><text:span text:style-name="T2">the probability of an event based on prior knowledge of the conditions that might be relevant to the event.</text:span></text:p>
          <text:p text:style-name="P5"><text:span text:style-name="T1">The Bayes’ theorem is expressed in the following formula: </text:span><text:span text:style-name="T6">p(A|B) =[ p(B|A) * p(A) ] / p(B)</text:span></text:p>
          <text:p text:style-name="P4"><text:span text:style-name="T2">Where:</text:span></text:p>
          <text:p text:style-name="P4"><text:span text:style-name="T2">P(A|B) </text:span><text:span text:style-name="T1">– </text:span><text:span text:style-name="T2">the probability of event A occurring, given event B has occurred</text:span></text:p>
          <text:p text:style-name="P4"><text:span text:style-name="T2">P(B|A) </text:span><text:span text:style-name="T1">– </text:span><text:span text:style-name="T2">the probability of event B occurring, given event A has occurred</text:span></text:p>
          <text:p text:style-name="P4"><text:span text:style-name="T2">P(A) </text:span><text:span text:style-name="T1">– </text:span><text:span text:style-name="T2">the probability of event A</text:span></text:p>
          <text:p text:style-name="P3"><text:span text:style-name="T2">P(B) </text:span><text:span text:style-name="T1">– </text:span><text:span text:style-name="T2">the probability of event B</text:span></text:p>
        </text:list-item>
        <text:list-item>
          <text:p text:style-name="P3"><text:span text:style-name="T2">A z-score (also called a standard score) gives you an idea of how far from the mean a data point is. </text:span><text:span text:style-name="T1">But more technically it’s a measure of how many </text:span><text:span text:style-name="T2">standard deviations below or above the population mean a raw score is</text:span></text:p>
        </text:list-item>
        <text:list-item>
          <text:p text:style-name="P3"><text:span text:style-name="T2">A t-test is a statistical test that is used to compare the means of two groups. It is often used in hypothesis testing to determine whether a process or treatment actually has an effect on the population of interest, or whether two groups are different from one another</text:span></text:p>
        </text:list-item>
        <text:list-item>
          <text:p text:style-name="P3"><text:span text:style-name="T2">A percentile is a number where </text:span><text:span text:style-name="T7">a certain percentage of scores fall below that number. </text:span><text:span text:style-name="T2">We might know that we have scored 67 out of 90 on a test. But that figure has no real meaning unless we know what percentile we fall into. If we know that our score is in the 90th percentile that means we have scored better than 90% of people who took the test</text:span></text:p>
        </text:list-item>
        <text:list-item>
          <text:p text:style-name="P3"><text:span text:style-name="T2">Analysis of variance (ANOVA) is an analysis tool used in statistics that splits an observed aggregate variability found inside a data set into two parts: systematic factors and random factors. The systematic factors have a statistical influence on the given data set, while the random factors do not. Analysts use the ANOVA test to determine the influence </text:span><text:soft-page-break/><text:span text:style-name="T2">that independent variables have on the dependent variable in a regression study.</text:span></text:p>
        </text:list-item>
        <text:list-item>
          <text:p text:style-name="P3"><text:span text:style-name="T2">An </text:span><text:span text:style-name="T7">ANOVA </text:span><text:span text:style-name="T2">test is a way to find out if survey or experiment results are significant. In other words, they help you to figure out if you need to reject the null hypothesis or accept the alternate hypothesis. Basically, </text:span><text:span text:style-name="T7">we</text:span><text:span text:style-name="T8">’re </text:span><text:span text:style-name="T7">testing groups to see if </text:span><text:span text:style-name="T8">there’s </text:span><text:span text:style-name="T7">a difference between them. ANOVA </text:span><text:span text:style-name="T2">is </text:span><text:span text:style-name="T7">helpful </text:span><text:span text:style-name="T2">for testing three or more variables. It is similar to multiple two-sample t-tests. However, it results in fewer type I errors and is appropriate for a range of issues. </text:span><text:span text:style-name="T7">ANOVA </text:span><text:span text:style-name="T2">groups differences by comparing the means of each group and includes spreading out the variance into diverse source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 ABCDEE+Calibri" svg:font-family="ABCDEE+Calibri" style:font-family-generic="roman" style:font-pitch="variable"/>
    <style:font-face style:name=" ABCDEE+Calibri,Bold" svg:font-family="'ABCDEE+Calibri,Bold'" style:font-family-generic="roman" style:font-pitch="variable"/>
    <style:font-face style:name=" ABCDEE+Cambria Math" svg:font-family="'ABCDEE+Cambria Math'" style:font-family-generic="roman" style:font-pitch="variable"/>
    <style:font-face style:name="ABCDEE+Calibri" svg:font-family="ABCDEE+Calibri" style:font-family-generic="roman" style:font-pitch="variable"/>
    <style:font-face style:name="ABCDEE+Calibri,Bold" svg:font-family="'ABCDEE+Calibri,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3T01:27:16.857614192</meta:creation-date>
    <dc:date>2021-04-13T03:37:30.429822481</dc:date>
    <meta:editing-duration>PT20M3S</meta:editing-duration>
    <meta:editing-cycles>1</meta:editing-cycles>
    <meta:document-statistic meta:table-count="0" meta:image-count="0" meta:object-count="0" meta:page-count="2" meta:paragraph-count="22" meta:word-count="454" meta:character-count="2518" meta:non-whitespace-character-count="2097"/>
    <meta:generator>LibreOffice/6.4.6.2$Linux_X86_64 LibreOffice_project/40$Build-2</meta:generator>
  </office:meta>
</office:document-meta>
</file>